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l21@ml21-HP-280-Pro-G6-Microtower-PC:~$ su - hduser</text:p>
      <text:p text:style-name="Standard">Password: </text:p>
      <text:p text:style-name="Standard">hduser@ml21-HP-280-Pro-G6-Microtower-PC:~$ sudo mkdir analyzelogs </text:p>
      <text:p text:style-name="Standard">[sudo] password for hduser: </text:p>
      <text:p text:style-name="Standard">mkdir: cannot create directory ‘analyzelogs’: File exists</text:p>
      <text:p text:style-name="Standard">hduser@ml21-HP-280-Pro-G6-Microtower-PC:~$ sudo mkdir analyzelogs1 </text:p>
      <text:p text:style-name="Standard">hduser@ml21-HP-280-Pro-G6-Microtower-PC:~$ ls</text:p>
      <text:p text:style-name="Standard">analyzelogs <text:s/>analyzelogs1 <text:s/>examples.desktop <text:s/>input2000</text:p>
      <text:p text:style-name="Standard">hduser@ml21-HP-280-Pro-G6-Microtower-PC:~$ sudo chmod -R 777 analyzelogs/ </text:p>
      <text:p text:style-name="Standard">hduser@ml21-HP-280-Pro-G6-Microtower-PC:~$ sudo chmod -R 777 analyzelogs1/ </text:p>
      <text:p text:style-name="Standard">hduser@ml21-HP-280-Pro-G6-Microtower-PC:~$ cd</text:p>
      <text:p text:style-name="Standard">hduser@ml21-HP-280-Pro-G6-Microtower-PC:~$ pwd</text:p>
      <text:p text:style-name="Standard">/home/hduser</text:p>
      <text:p text:style-name="Standard">hduser@ml21-HP-280-Pro-G6-Microtower-PC:~$ ls</text:p>
      <text:p text:style-name="Standard">analyzelogs <text:s/>analyzelogs1 <text:s/>examples.desktop <text:s/>input2000</text:p>
      <text:p text:style-name="Standard">hduser@ml21-HP-280-Pro-G6-Microtower-PC:~$ sudo chown -R hduser analyzelogs1/ </text:p>
      <text:p text:style-name="Standard">hduser@ml21-HP-280-Pro-G6-Microtower-PC:~$ cd</text:p>
      <text:p text:style-name="Standard">hduser@ml21-HP-280-Pro-G6-Microtower-PC:~$ ls</text:p>
      <text:p text:style-name="Standard">analyzelogs <text:s/>analyzelogs1 <text:s/>examples.desktop <text:s/>input2000</text:p>
      <text:p text:style-name="Standard">hduser@ml21-HP-280-Pro-G6-Microtower-PC:~$ cd analyzelogs1</text:p>
      <text:p text:style-name="Standard">hduser@ml21-HP-280-Pro-G6-Microtower-PC:~/analyzelogs1$ ls</text:p>
      <text:p text:style-name="Standard">hduser@ml21-HP-280-Pro-G6-Microtower-PC:~/analyzelogs1$ sudo cp /home/ml21/Desktop/fwdhadoop2/access_log_short.csv/* ~/analyzelogs1</text:p>
      <text:p text:style-name="Standard">cp: cannot stat '/home/ml21/Desktop/fwdhadoop2/access_log_short.csv/*': Not a directory</text:p>
      <text:p text:style-name="Standard">hduser@ml21-HP-280-Pro-G6-Microtower-PC:~/analyzelogs1$ sudo cp /home/ml21/Desktop/fwdhadoop2/access_log_short.csv/*~/analyzelogs1</text:p>
      <text:p text:style-name="Standard">cp: missing destination file operand after '/home/ml21/Desktop/fwdhadoop2/access_log_short.csv/*~/analyzelogs1'</text:p>
      <text:p text:style-name="Standard">Try 'cp --help' for more information.</text:p>
      <text:p text:style-name="Standard">hduser@ml21-HP-280-Pro-G6-Microtower-PC:~/analyzelogs1$ sudo cp /home/ml21/Desktop/fwdhadoop2/access_log_short.csv/* ~/analyzelogs1</text:p>
      <text:p text:style-name="Standard">cp: cannot stat '/home/ml21/Desktop/fwdhadoop2/access_log_short.csv/*': Not a directory</text:p>
      <text:p text:style-name="Standard">hduser@ml21-HP-280-Pro-G6-Microtower-PC:~/analyzelogs1$ sudo cp /home/ml21/Desktop/fwdhadoop2/access_log_short.csv/* ~/analyzelogs1/</text:p>
      <text:p text:style-name="Standard">cp: cannot stat '/home/ml21/Desktop/fwdhadoop2/access_log_short.csv/*': Not a directory</text:p>
      <text:p text:style-name="Standard">hduser@ml21-HP-280-Pro-G6-Microtower-PC:~/analyzelogs1$ sudo cp /home/ml21/Desktop/fwdhadoop2/* ~/analyzelogs1/</text:p>
      <text:p text:style-name="Standard">hduser@ml21-HP-280-Pro-G6-Microtower-PC:~/analyzelogs1$ ls</text:p>
      <text:p text:style-name="Standard">access_log_short.csv <text:s text:c="14"/>SalesCountryDriver.java</text:p>
      <text:p text:style-name="Standard">access_log_short.txt <text:s text:c="14"/>SalesCountryReducer.java</text:p>
      <text:p text:style-name="Standard">hadoop-mapreduce-example-file.txt <text:s/>SalesMapper.java</text:p>
      <text:p text:style-name="Standard">hduser@ml21-HP-280-Pro-G6-Microtower-PC:~/analyzelogs1$ start-all.sh</text:p>
      <text:p text:style-name="Standard">This script is Deprecated. Instead use start-dfs.sh and start-yarn.sh</text:p>
      <text:p text:style-name="Standard">WARNING: An illegal reflective access operation has occurred</text:p>
      <text:p text:style-name="Standard">WARNING: Illegal reflective access by org.apache.hadoop.security.authentication.util.KerberosUtil (file:/usr/local/hadoop/share/hadoop/common/lib/hadoop-auth-2.9.0.jar) to method sun.security.krb5.Config.getInstance()</text:p>
      <text:p text:style-name="Standard">WARNING: Please consider reporting this to the maintainers of org.apache.hadoop.security.authentication.util.KerberosUtil</text:p>
      <text:p text:style-name="Standard">WARNING: Use --illegal-access=warn to enable warnings of further illegal reflective access operations</text:p>
      <text:p text:style-name="Standard">WARNING: All illegal access operations will be denied in a future release</text:p>
      <text:p text:style-name="Standard">22/04/26 21:39:37 WARN util.NativeCodeLoader: Unable to load native-hadoop library for your platform... using builtin-java classes where applicable</text:p>
      <text:p text:style-name="Standard">Starting namenodes on [localhost]</text:p>
      <text:p text:style-name="Standard">Enter passphrase for key '/home/hduser/.ssh/id_rsa': </text:p>
      <text:p text:style-name="Standard">hduser@localhost's password: </text:p>
      <text:p text:style-name="Standard"><text:soft-page-break/>localhost: starting namenode, logging to /usr/local/hadoop/logs/hadoop-hduser-namenode-ml21-HP-280-Pro-G6-Microtower-PC.out</text:p>
      <text:p text:style-name="Standard">localhost: WARNING: An illegal reflective access operation has occurred</text:p>
      <text:p text:style-name="Standard">localhost: WARNING: Illegal reflective access by org.apache.hadoop.security.authentication.util.KerberosUtil (file:/usr/local/hadoop/share/hadoop/common/lib/hadoop-auth-2.9.0.jar) to method sun.security.krb5.Config.getInstance()</text:p>
      <text:p text:style-name="Standard">localhost: WARNING: Please consider reporting this to the maintainers of org.apache.hadoop.security.authentication.util.KerberosUtil</text:p>
      <text:p text:style-name="Standard">localhost: WARNING: Use --illegal-access=warn to enable warnings of further illegal reflective access operations</text:p>
      <text:p text:style-name="Standard">localhost: WARNING: All illegal access operations will be denied in a future release</text:p>
      <text:p text:style-name="Standard">Enter passphrase for key '/home/hduser/.ssh/id_rsa': </text:p>
      <text:p text:style-name="Standard">hduser@localhost's password: </text:p>
      <text:p text:style-name="Standard">localhost: starting datanode, logging to /usr/local/hadoop/logs/hadoop-hduser-datanode-ml21-HP-280-Pro-G6-Microtower-PC.out</text:p>
      <text:p text:style-name="Standard">localhost: WARNING: An illegal reflective access operation has occurred</text:p>
      <text:p text:style-name="Standard">localhost: WARNING: Illegal reflective access by org.apache.hadoop.security.authentication.util.KerberosUtil (file:/usr/local/hadoop/share/hadoop/common/lib/hadoop-auth-2.9.0.jar) to method sun.security.krb5.Config.getInstance()</text:p>
      <text:p text:style-name="Standard">localhost: WARNING: Please consider reporting this to the maintainers of org.apache.hadoop.security.authentication.util.KerberosUtil</text:p>
      <text:p text:style-name="Standard">localhost: WARNING: Use --illegal-access=warn to enable warnings of further illegal reflective access operations</text:p>
      <text:p text:style-name="Standard">localhost: WARNING: All illegal access operations will be denied in a future release</text:p>
      <text:p text:style-name="Standard">Starting secondary namenodes [0.0.0.0]</text:p>
      <text:p text:style-name="Standard">Enter passphrase for key '/home/hduser/.ssh/id_rsa': </text:p>
      <text:p text:style-name="Standard">hduser@0.0.0.0's password: </text:p>
      <text:p text:style-name="Standard">0.0.0.0: starting secondarynamenode, logging to /usr/local/hadoop/logs/hadoop-hduser-secondarynamenode-ml21-HP-280-Pro-G6-Microtower-PC.out</text:p>
      <text:p text:style-name="Standard">0.0.0.0: WARNING: An illegal reflective access operation has occurred</text:p>
      <text:p text:style-name="Standard">0.0.0.0: WARNING: Illegal reflective access by org.apache.hadoop.security.authentication.util.KerberosUtil (file:/usr/local/hadoop/share/hadoop/common/lib/hadoop-auth-2.9.0.jar) to method sun.security.krb5.Config.getInstance()</text:p>
      <text:p text:style-name="Standard">0.0.0.0: WARNING: Please consider reporting this to the maintainers of org.apache.hadoop.security.authentication.util.KerberosUtil</text:p>
      <text:p text:style-name="Standard">0.0.0.0: WARNING: Use --illegal-access=warn to enable warnings of further illegal reflective access operations</text:p>
      <text:p text:style-name="Standard">0.0.0.0: WARNING: All illegal access operations will be denied in a future release</text:p>
      <text:p text:style-name="Standard">WARNING: An illegal reflective access operation has occurred</text:p>
      <text:p text:style-name="Standard">WARNING: Illegal reflective access by org.apache.hadoop.security.authentication.util.KerberosUtil (file:/usr/local/hadoop/share/hadoop/common/lib/hadoop-auth-2.9.0.jar) to method sun.security.krb5.Config.getInstance()</text:p>
      <text:p text:style-name="Standard">WARNING: Please consider reporting this to the maintainers of org.apache.hadoop.security.authentication.util.KerberosUtil</text:p>
      <text:p text:style-name="Standard">WARNING: Use --illegal-access=warn to enable warnings of further illegal reflective access operations</text:p>
      <text:p text:style-name="Standard">WARNING: All illegal access operations will be denied in a future release</text:p>
      <text:p text:style-name="Standard">22/04/26 21:40:16 WARN util.NativeCodeLoader: Unable to load native-hadoop library for your platform... using builtin-java classes where applicable</text:p>
      <text:p text:style-name="Standard">starting yarn daemons</text:p>
      <text:p text:style-name="Standard">starting resourcemanager, logging to /usr/local/hadoop/logs/yarn-hduser-resourcemanager-ml21-HP-280-Pro-G6-Microtower-PC.out</text:p>
      <text:p text:style-name="Standard">WARNING: An illegal reflective access operation has occurred</text:p>
      <text:p text:style-name="Standard"><text:soft-page-break/>WARNING: Illegal reflective access by org.apache.hadoop.security.authentication.util.KerberosUtil (file:/usr/local/hadoop/share/hadoop/common/lib/hadoop-auth-2.9.0.jar) to method sun.security.krb5.Config.getInstance()</text:p>
      <text:p text:style-name="Standard">WARNING: Please consider reporting this to the maintainers of org.apache.hadoop.security.authentication.util.KerberosUtil</text:p>
      <text:p text:style-name="Standard">WARNING: Use --illegal-access=warn to enable warnings of further illegal reflective access operations</text:p>
      <text:p text:style-name="Standard">WARNING: All illegal access operations will be denied in a future release</text:p>
      <text:p text:style-name="Standard">Enter passphrase for key '/home/hduser/.ssh/id_rsa': </text:p>
      <text:p text:style-name="Standard">hduser@localhost's password: </text:p>
      <text:p text:style-name="Standard">localhost: starting nodemanager, logging to /usr/local/hadoop/logs/yarn-hduser-nodemanager-ml21-HP-280-Pro-G6-Microtower-PC.out</text:p>
      <text:p text:style-name="Standard">localhost: WARNING: An illegal reflective access operation has occurred</text:p>
      <text:p text:style-name="Standard">localhost: WARNING: Illegal reflective access by org.apache.hadoop.security.authentication.util.KerberosUtil (file:/usr/local/hadoop/share/hadoop/common/lib/hadoop-auth-2.9.0.jar) to method sun.security.krb5.Config.getInstance()</text:p>
      <text:p text:style-name="Standard">localhost: WARNING: Please consider reporting this to the maintainers of org.apache.hadoop.security.authentication.util.KerberosUtil</text:p>
      <text:p text:style-name="Standard">localhost: WARNING: Use --illegal-access=warn to enable warnings of further illegal reflective access operations</text:p>
      <text:p text:style-name="Standard">localhost: WARNING: All illegal access operations will be denied in a future release</text:p>
      <text:p text:style-name="Standard">hduser@ml21-HP-280-Pro-G6-Microtower-PC:~/analyzelogs1$ jps</text:p>
      <text:p text:style-name="Standard">20849 SecondaryNameNode</text:p>
      <text:p text:style-name="Standard">21042 ResourceManager</text:p>
      <text:p text:style-name="Standard">20360 NameNode</text:p>
      <text:p text:style-name="Standard">21625 Jps</text:p>
      <text:p text:style-name="Standard">21422 NodeManager</text:p>
      <text:p text:style-name="Standard">20575 DataNode</text:p>
      <text:p text:style-name="Standard">hduser@ml21-HP-280-Pro-G6-Microtower-PC:~/analyzelogs1$ sudo chmod +r *.* </text:p>
      <text:p text:style-name="Standard">hduser@ml21-HP-280-Pro-G6-Microtower-PC:~/analyzelogs1$ pwd</text:p>
      <text:p text:style-name="Standard">/home/hduser/analyzelogs1</text:p>
      <text:p text:style-name="Standard">hduser@ml21-HP-280-Pro-G6-Microtower-PC:~/analyzelogs1$ export CLASSPATH="$HADOOP_HOME/share/hadoop/mapreduce/hadoop-mapreduce-client-core-2.9.0.jar:$HADOOP_HOME/share/hadoop/mapreduce/hadoop-mapreduce-client-common-2.9.0.jar:$HADOOP_HOME/share/hadoop/common/hadoop-common-2.9.0.jar:~/mapreduce_yogesh/SalesCountry/*:$HADOOP_HOME/lib/*"</text:p>
      <text:p text:style-name="Standard">hduser@ml21-HP-280-Pro-G6-Microtower-PC:~/analyzelogs1$ javac -d . SalesMapper.java SalesCountryReducer.java SalesCountryDriver.java </text:p>
      <text:p text:style-name="Standard">hduser@ml21-HP-280-Pro-G6-Microtower-PC:~/analyzelogs1$ ls</text:p>
      <text:p text:style-name="Standard">access_log_short.csv <text:s text:c="14"/>SalesCountry <text:s text:c="13"/>SalesMapper.java</text:p>
      <text:p text:style-name="Standard">access_log_short.txt <text:s text:c="14"/>SalesCountryDriver.java</text:p>
      <text:p text:style-name="Standard">hadoop-mapreduce-example-file.txt <text:s/>SalesCountryReducer.java</text:p>
      <text:p text:style-name="Standard">hduser@ml21-HP-280-Pro-G6-Microtower-PC:~/analyzelogs1$ cd SalesCountry/</text:p>
      <text:p text:style-name="Standard">hduser@ml21-HP-280-Pro-G6-Microtower-PC:~/analyzelogs1/SalesCountry$ ls</text:p>
      <text:p text:style-name="Standard">SalesCountryDriver.class <text:s/>SalesCountryReducer.class <text:s/>SalesMapper.class</text:p>
      <text:p text:style-name="Standard">hduser@ml21-HP-280-Pro-G6-Microtower-PC:~/analyzelogs1/SalesCountry$ cd ..</text:p>
      <text:p text:style-name="Standard">hduser@ml21-HP-280-Pro-G6-Microtower-PC:~/analyzelogs1$ sudo gedit Manifest.txt <text:s/></text:p>
      <text:p text:style-name="Standard">** (gedit:21708): WARNING **: 21:42:56.690: Set document metadata failed: Setting attribute metadata::gedit-spell-language not supported</text:p>
      <text:p text:style-name="Standard"/>
      <text:p text:style-name="Standard">** (gedit:21708): WARNING **: 21:42:56.691: Set document metadata failed: Setting attribute metadata::gedit-encoding not supported</text:p>
      <text:p text:style-name="Standard"/>
      <text:p text:style-name="Standard">** (gedit:21708): WARNING **: 21:43:02.123: Set document metadata failed: Setting attribute metadata::gedit-position not supported</text:p>
      <text:p text:style-name="Standard"><text:soft-page-break/>hduser@ml21-HP-280-Pro-G6-Microtower-PC:~/analyzelogs1$ jar -cfm analyzelogs.jar Manifest.txt SalesCountry/*.class </text:p>
      <text:p text:style-name="Standard">hduser@ml21-HP-280-Pro-G6-Microtower-PC:~/analyzelogs1$ ls</text:p>
      <text:p text:style-name="Standard">access_log_short.csv <text:s text:c="14"/>SalesCountry</text:p>
      <text:p text:style-name="Standard">access_log_short.txt <text:s text:c="14"/>SalesCountryDriver.java</text:p>
      <text:p text:style-name="Standard">analyzelogs.jar <text:s text:c="19"/>SalesCountryReducer.java</text:p>
      <text:p text:style-name="Standard">hadoop-mapreduce-example-file.txt <text:s/>SalesMapper.java</text:p>
      <text:p text:style-name="Standard">Manifest.txt</text:p>
      <text:p text:style-name="Standard">hduser@ml21-HP-280-Pro-G6-Microtower-PC:~/analyzelogs1$ cd</text:p>
      <text:p text:style-name="Standard">hduser@ml21-HP-280-Pro-G6-Microtower-PC:~$ cd analyzelogs1</text:p>
      <text:p text:style-name="Standard">hduser@ml21-HP-280-Pro-G6-Microtower-PC:~/analyzelogs1$ sudo mkdir ~/input2000 </text:p>
      <text:p text:style-name="Standard">mkdir: cannot create directory ‘/home/hduser/input2000’: File exists</text:p>
      <text:p text:style-name="Standard">hduser@ml21-HP-280-Pro-G6-Microtower-PC:~/analyzelogs1$ sudo mkdir ~/input20001 <text:s/></text:p>
      <text:p text:style-name="Standard">hduser@ml21-HP-280-Pro-G6-Microtower-PC:~/analyzelogs1$ ls</text:p>
      <text:p text:style-name="Standard">access_log_short.csv <text:s text:c="14"/>SalesCountry</text:p>
      <text:p text:style-name="Standard">access_log_short.txt <text:s text:c="14"/>SalesCountryDriver.java</text:p>
      <text:p text:style-name="Standard">analyzelogs.jar <text:s text:c="19"/>SalesCountryReducer.java</text:p>
      <text:p text:style-name="Standard">hadoop-mapreduce-example-file.txt <text:s/>SalesMapper.java</text:p>
      <text:p text:style-name="Standard">Manifest.txt</text:p>
      <text:p text:style-name="Standard">hduser@ml21-HP-280-Pro-G6-Microtower-PC:~/analyzelogs1$ pwd</text:p>
      <text:p text:style-name="Standard">/home/hduser/analyzelogs1</text:p>
      <text:p text:style-name="Standard">hduser@ml21-HP-280-Pro-G6-Microtower-PC:~/analyzelogs1$ sudo cp access_log_short.csv ~/input20001/ </text:p>
      <text:p text:style-name="Standard">hduser@ml21-HP-280-Pro-G6-Microtower-PC:~/analyzelogs1$ $HADOOP_HOME/bin/hdfs dfs -put ~/input20001/ </text:p>
      <text:p text:style-name="Standard">WARNING: An illegal reflective access operation has occurred</text:p>
      <text:p text:style-name="Standard">WARNING: Illegal reflective access by org.apache.hadoop.security.authentication.util.KerberosUtil (file:/usr/local/hadoop/share/hadoop/common/lib/hadoop-auth-2.9.0.jar) to method sun.security.krb5.Config.getInstance()</text:p>
      <text:p text:style-name="Standard">WARNING: Please consider reporting this to the maintainers of org.apache.hadoop.security.authentication.util.KerberosUtil</text:p>
      <text:p text:style-name="Standard">WARNING: Use --illegal-access=warn to enable warnings of further illegal reflective access operations</text:p>
      <text:p text:style-name="Standard">WARNING: All illegal access operations will be denied in a future release</text:p>
      <text:p text:style-name="Standard">22/04/26 21:44:30 WARN util.NativeCodeLoader: Unable to load native-hadoop library for your platform... using builtin-java classes where applicable</text:p>
      <text:p text:style-name="Standard">put: `.': No such file or directory: `hdfs://localhost:9000/user/hduser'</text:p>
      <text:p text:style-name="Standard">hduser@ml21-HP-280-Pro-G6-Microtower-PC:~/analyzelogs1$ $HADOOP_HOME/bin/hdfs dfs -put ~/input20001 / </text:p>
      <text:p text:style-name="Standard">WARNING: An illegal reflective access operation has occurred</text:p>
      <text:p text:style-name="Standard">WARNING: Illegal reflective access by org.apache.hadoop.security.authentication.util.KerberosUtil (file:/usr/local/hadoop/share/hadoop/common/lib/hadoop-auth-2.9.0.jar) to method sun.security.krb5.Config.getInstance()</text:p>
      <text:p text:style-name="Standard">WARNING: Please consider reporting this to the maintainers of org.apache.hadoop.security.authentication.util.KerberosUtil</text:p>
      <text:p text:style-name="Standard">WARNING: Use --illegal-access=warn to enable warnings of further illegal reflective access operations</text:p>
      <text:p text:style-name="Standard">WARNING: All illegal access operations will be denied in a future release</text:p>
      <text:p text:style-name="Standard">22/04/26 21:44:35 WARN util.NativeCodeLoader: Unable to load native-hadoop library for your platform... using builtin-java classes where applicable</text:p>
      <text:p text:style-name="Standard">hduser@ml21-HP-280-Pro-G6-Microtower-PC:~/analyzelogs1$ $HADOOP_HOME/bin/hadoop jar analyzelogs.jar /input2000 /output20001 </text:p>
      <text:p text:style-name="Standard">WARNING: An illegal reflective access operation has occurred</text:p>
      <text:p text:style-name="Standard">WARNING: Illegal reflective access by org.apache.hadoop.security.authentication.util.KerberosUtil (file:/usr/local/hadoop/share/hadoop/common/lib/hadoop-auth-2.9.0.jar) to method sun.security.krb5.Config.getInstance()</text:p>
      <text:p text:style-name="Standard"><text:soft-page-break/>WARNING: Please consider reporting this to the maintainers of org.apache.hadoop.security.authentication.util.KerberosUtil</text:p>
      <text:p text:style-name="Standard">WARNING: Use --illegal-access=warn to enable warnings of further illegal reflective access operations</text:p>
      <text:p text:style-name="Standard">WARNING: All illegal access operations will be denied in a future release</text:p>
      <text:p text:style-name="Standard">22/04/26 21:45:03 WARN util.NativeCodeLoader: Unable to load native-hadoop library for your platform... using builtin-java classes where applicable</text:p>
      <text:p text:style-name="Standard">22/04/26 21:45:03 INFO client.RMProxy: Connecting to ResourceManager at /0.0.0.0:8032</text:p>
      <text:p text:style-name="Standard">22/04/26 21:45:03 INFO client.RMProxy: Connecting to ResourceManager at /0.0.0.0:8032</text:p>
      <text:p text:style-name="Standard">22/04/26 21:45:03 WARN mapreduce.JobResourceUploader: Hadoop command-line option parsing not performed. Implement the Tool interface and execute your application with ToolRunner to remedy this.</text:p>
      <text:p text:style-name="Standard">22/04/26 21:45:03 INFO mapred.FileInputFormat: Total input files to process : 1</text:p>
      <text:p text:style-name="Standard">22/04/26 21:45:04 INFO mapreduce.JobSubmitter: number of splits:2</text:p>
      <text:p text:style-name="Standard">22/04/26 21:45:04 INFO Configuration.deprecation: yarn.resourcemanager.system-metrics-publisher.enabled is deprecated. Instead, use yarn.system-metrics-publisher.enabled</text:p>
      <text:p text:style-name="Standard">22/04/26 21:45:04 INFO mapreduce.JobSubmitter: Submitting tokens for job: job_1650989417693_0001</text:p>
      <text:p text:style-name="Standard">22/04/26 21:45:04 INFO impl.YarnClientImpl: Submitted application application_1650989417693_0001</text:p>
      <text:p text:style-name="Standard">22/04/26 21:45:04 INFO mapreduce.Job: The url to track the job: http://ml21-HP-280-Pro-G6-Microtower-PC:8088/proxy/application_1650989417693_0001/</text:p>
      <text:p text:style-name="Standard">22/04/26 21:45:04 INFO mapreduce.Job: Running job: job_1650989417693_0001</text:p>
      <text:p text:style-name="Standard">22/04/26 21:45:08 INFO mapreduce.Job: Job job_1650989417693_0001 running in uber mode : false</text:p>
      <text:p text:style-name="Standard">22/04/26 21:45:08 INFO mapreduce.Job: <text:s/>map 0% reduce 0%</text:p>
      <text:p text:style-name="Standard">22/04/26 21:45:11 INFO mapreduce.Job: <text:s/>map 50% reduce 0%</text:p>
      <text:p text:style-name="Standard">22/04/26 21:45:12 INFO mapreduce.Job: <text:s/>map 100% reduce 0%</text:p>
      <text:p text:style-name="Standard">22/04/26 21:45:15 INFO mapreduce.Job: <text:s/>map 100% reduce 100%</text:p>
      <text:p text:style-name="Standard">22/04/26 21:45:17 INFO mapreduce.Job: Job job_1650989417693_0001 completed successfully</text:p>
      <text:p text:style-name="Standard">22/04/26 21:45:17 INFO mapreduce.Job: Counters: 49</text:p>
      <text:p text:style-name="Standard"><text:tab/>File System Counters</text:p>
      <text:p text:style-name="Standard"><text:tab/><text:tab/>FILE: Number of bytes read=26771</text:p>
      <text:p text:style-name="Standard"><text:tab/><text:tab/>FILE: Number of bytes written=659376</text:p>
      <text:p text:style-name="Standard"><text:tab/><text:tab/>FILE: Number of read operations=0</text:p>
      <text:p text:style-name="Standard"><text:tab/><text:tab/>FILE: Number of large read operations=0</text:p>
      <text:p text:style-name="Standard"><text:tab/><text:tab/>FILE: Number of write operations=0</text:p>
      <text:p text:style-name="Standard"><text:tab/><text:tab/>HDFS: Number of bytes read=143407</text:p>
      <text:p text:style-name="Standard"><text:tab/><text:tab/>HDFS: Number of bytes written=3838</text:p>
      <text:p text:style-name="Standard"><text:tab/><text:tab/>HDFS: Number of read operations=9</text:p>
      <text:p text:style-name="Standard"><text:tab/><text:tab/>HDFS: Number of large read operations=0</text:p>
      <text:p text:style-name="Standard"><text:tab/><text:tab/>HDFS: Number of write operations=2</text:p>
      <text:p text:style-name="Standard"><text:tab/>Job Counters </text:p>
      <text:p text:style-name="Standard"><text:tab/><text:tab/>Launched map tasks=2</text:p>
      <text:p text:style-name="Standard"><text:tab/><text:tab/>Launched reduce tasks=1</text:p>
      <text:p text:style-name="Standard"><text:tab/><text:tab/>Data-local map tasks=2</text:p>
      <text:p text:style-name="Standard"><text:tab/><text:tab/>Total time spent by all maps in occupied slots (ms)=2858</text:p>
      <text:p text:style-name="Standard"><text:tab/><text:tab/>Total time spent by all reduces in occupied slots (ms)=1320</text:p>
      <text:p text:style-name="Standard"><text:tab/><text:tab/>Total time spent by all map tasks (ms)=2858</text:p>
      <text:p text:style-name="Standard"><text:tab/><text:tab/>Total time spent by all reduce tasks (ms)=1320</text:p>
      <text:p text:style-name="Standard"><text:tab/><text:tab/>Total vcore-milliseconds taken by all map tasks=2858</text:p>
      <text:p text:style-name="Standard"><text:tab/><text:tab/>Total vcore-milliseconds taken by all reduce tasks=1320</text:p>
      <text:p text:style-name="Standard"><text:tab/><text:tab/>Total megabyte-milliseconds taken by all map tasks=2926592</text:p>
      <text:p text:style-name="Standard"><text:tab/><text:tab/>Total megabyte-milliseconds taken by all reduce tasks=1351680</text:p>
      <text:p text:style-name="Standard"><text:tab/>Map-Reduce Framework</text:p>
      <text:p text:style-name="Standard"><text:tab/><text:tab/>Map input records=1294</text:p>
      <text:p text:style-name="Standard"><text:tab/><text:tab/>Map output records=1294</text:p>
      <text:p text:style-name="Standard"><text:soft-page-break/><text:tab/><text:tab/>Map output bytes=24177</text:p>
      <text:p text:style-name="Standard"><text:tab/><text:tab/>Map output materialized bytes=26777</text:p>
      <text:p text:style-name="Standard"><text:tab/><text:tab/>Input split bytes=208</text:p>
      <text:p text:style-name="Standard"><text:tab/><text:tab/>Combine input records=0</text:p>
      <text:p text:style-name="Standard"><text:tab/><text:tab/>Combine output records=0</text:p>
      <text:p text:style-name="Standard"><text:tab/><text:tab/>Reduce input groups=227</text:p>
      <text:p text:style-name="Standard"><text:tab/><text:tab/>Reduce shuffle bytes=26777</text:p>
      <text:p text:style-name="Standard"><text:tab/><text:tab/>Reduce input records=1294</text:p>
      <text:p text:style-name="Standard"><text:tab/><text:tab/>Reduce output records=227</text:p>
      <text:p text:style-name="Standard"><text:tab/><text:tab/>Spilled Records=2588</text:p>
      <text:p text:style-name="Standard"><text:tab/><text:tab/>Shuffled Maps =2</text:p>
      <text:p text:style-name="Standard"><text:tab/><text:tab/>Failed Shuffles=0</text:p>
      <text:p text:style-name="Standard"><text:tab/><text:tab/>Merged Map outputs=2</text:p>
      <text:p text:style-name="Standard"><text:tab/><text:tab/>GC time elapsed (ms)=43</text:p>
      <text:p text:style-name="Standard"><text:tab/><text:tab/>CPU time spent (ms)=1420</text:p>
      <text:p text:style-name="Standard"><text:tab/><text:tab/>Physical memory (bytes) snapshot=724885504</text:p>
      <text:p text:style-name="Standard"><text:tab/><text:tab/>Virtual memory (bytes) snapshot=6431621120</text:p>
      <text:p text:style-name="Standard"><text:tab/><text:tab/>Total committed heap usage (bytes)=549453824</text:p>
      <text:p text:style-name="Standard"><text:tab/>Shuffle Errors</text:p>
      <text:p text:style-name="Standard"><text:tab/><text:tab/>BAD_ID=0</text:p>
      <text:p text:style-name="Standard"><text:tab/><text:tab/>CONNECTION=0</text:p>
      <text:p text:style-name="Standard"><text:tab/><text:tab/>IO_ERROR=0</text:p>
      <text:p text:style-name="Standard"><text:tab/><text:tab/>WRONG_LENGTH=0</text:p>
      <text:p text:style-name="Standard"><text:tab/><text:tab/>WRONG_MAP=0</text:p>
      <text:p text:style-name="Standard"><text:tab/><text:tab/>WRONG_REDUCE=0</text:p>
      <text:p text:style-name="Standard"><text:tab/>File Input Format Counters </text:p>
      <text:p text:style-name="Standard"><text:tab/><text:tab/>Bytes Read=143199</text:p>
      <text:p text:style-name="Standard"><text:tab/>File Output Format Counters </text:p>
      <text:p text:style-name="Standard"><text:tab/><text:tab/>Bytes Written=3838</text:p>
      <text:p text:style-name="Standard">hduser@ml21-HP-280-Pro-G6-Microtower-PC:~/analyzelogs1$ $HADOOP_HOME/bin/hdfs dfs -cat /output2000/part-000001 </text:p>
      <text:p text:style-name="Standard">WARNING: An illegal reflective access operation has occurred</text:p>
      <text:p text:style-name="Standard">WARNING: Illegal reflective access by org.apache.hadoop.security.authentication.util.KerberosUtil (file:/usr/local/hadoop/share/hadoop/common/lib/hadoop-auth-2.9.0.jar) to method sun.security.krb5.Config.getInstance()</text:p>
      <text:p text:style-name="Standard">WARNING: Please consider reporting this to the maintainers of org.apache.hadoop.security.authentication.util.KerberosUtil</text:p>
      <text:p text:style-name="Standard">WARNING: Use --illegal-access=warn to enable warnings of further illegal reflective access operations</text:p>
      <text:p text:style-name="Standard">WARNING: All illegal access operations will be denied in a future release</text:p>
      <text:p text:style-name="Standard">22/04/26 21:45:39 WARN util.NativeCodeLoader: Unable to load native-hadoop library for your platform... using builtin-java classes where applicable</text:p>
      <text:p text:style-name="Standard">cat: `/output2000/part-000001': No such file or directory</text:p>
      <text:p text:style-name="Standard">hduser@ml21-HP-280-Pro-G6-Microtower-PC:~/analyzelogs1$ $HADOOP_HOME/bin/hdfs dfs -cat /output2000/part-00000 </text:p>
      <text:p text:style-name="Standard">WARNING: An illegal reflective access operation has occurred</text:p>
      <text:p text:style-name="Standard">WARNING: Illegal reflective access by org.apache.hadoop.security.authentication.util.KerberosUtil (file:/usr/local/hadoop/share/hadoop/common/lib/hadoop-auth-2.9.0.jar) to method sun.security.krb5.Config.getInstance()</text:p>
      <text:p text:style-name="Standard">WARNING: Please consider reporting this to the maintainers of org.apache.hadoop.security.authentication.util.KerberosUtil</text:p>
      <text:p text:style-name="Standard">WARNING: Use --illegal-access=warn to enable warnings of further illegal reflective access operations</text:p>
      <text:p text:style-name="Standard">WARNING: All illegal access operations will be denied in a future release</text:p>
      <text:p text:style-name="Standard">22/04/26 21:45:46 WARN util.NativeCodeLoader: Unable to load native-hadoop library for your platform... using builtin-java classes where applicable</text:p>
      <text:p text:style-name="Standard">10.1.1.236,<text:tab/>7</text:p>
      <text:p text:style-name="Standard"><text:soft-page-break/>10.1.181.142,<text:tab/>14</text:p>
      <text:p text:style-name="Standard">10.1.232.31,<text:tab/>5</text:p>
      <text:p text:style-name="Standard">10.10.55.142,<text:tab/>14</text:p>
      <text:p text:style-name="Standard">10.102.101.66,<text:tab/>1</text:p>
      <text:p text:style-name="Standard">10.103.184.104,<text:tab/>1</text:p>
      <text:p text:style-name="Standard">10.103.190.81,<text:tab/>53</text:p>
      <text:p text:style-name="Standard">10.103.63.29,<text:tab/>1</text:p>
      <text:p text:style-name="Standard">10.104.73.51,<text:tab/>1</text:p>
      <text:p text:style-name="Standard">10.105.160.183,<text:tab/>1</text:p>
      <text:p text:style-name="Standard">10.108.91.151,<text:tab/>1</text:p>
      <text:p text:style-name="Standard">10.109.21.76,<text:tab/>1</text:p>
      <text:p text:style-name="Standard">10.11.131.40,<text:tab/>1</text:p>
      <text:p text:style-name="Standard">10.111.71.20,<text:tab/>8</text:p>
      <text:p text:style-name="Standard">10.112.227.184,<text:tab/>6</text:p>
      <text:p text:style-name="Standard">10.114.74.30,<text:tab/>1</text:p>
      <text:p text:style-name="Standard">10.115.118.78,<text:tab/>1</text:p>
      <text:p text:style-name="Standard">10.117.224.230,<text:tab/>1</text:p>
      <text:p text:style-name="Standard">10.117.76.22,<text:tab/>12</text:p>
      <text:p text:style-name="Standard">10.118.19.97,<text:tab/>1</text:p>
      <text:p text:style-name="Standard">10.118.250.30,<text:tab/>7</text:p>
      <text:p text:style-name="Standard">10.119.117.132,<text:tab/>23</text:p>
      <text:p text:style-name="Standard">10.119.33.245,<text:tab/>1</text:p>
      <text:p text:style-name="Standard">10.119.74.120,<text:tab/>1</text:p>
      <text:p text:style-name="Standard">10.12.113.198,<text:tab/>2</text:p>
      <text:p text:style-name="Standard">10.12.219.30,<text:tab/>1</text:p>
      <text:p text:style-name="Standard">10.120.165.113,<text:tab/>1</text:p>
      <text:p text:style-name="Standard">10.120.207.127,<text:tab/>4</text:p>
      <text:p text:style-name="Standard">10.123.124.47,<text:tab/>1</text:p>
      <text:p text:style-name="Standard">10.123.35.235,<text:tab/>1</text:p>
      <text:p text:style-name="Standard">10.124.148.99,<text:tab/>1</text:p>
      <text:p text:style-name="Standard">10.124.155.234,<text:tab/>1</text:p>
      <text:p text:style-name="Standard">10.126.161.13,<text:tab/>7</text:p>
      <text:p text:style-name="Standard">10.127.162.239,<text:tab/>1</text:p>
      <text:p text:style-name="Standard">10.128.11.75,<text:tab/>10</text:p>
      <text:p text:style-name="Standard">10.13.42.232,<text:tab/>1</text:p>
      <text:p text:style-name="Standard">10.130.195.163,<text:tab/>8</text:p>
      <text:p text:style-name="Standard">10.130.70.80,<text:tab/>1</text:p>
      <text:p text:style-name="Standard">10.131.163.73,<text:tab/>1</text:p>
      <text:p text:style-name="Standard">10.131.209.116,<text:tab/>5</text:p>
      <text:p text:style-name="Standard">10.132.19.125,<text:tab/>2</text:p>
      <text:p text:style-name="Standard">10.133.222.184,<text:tab/>12</text:p>
      <text:p text:style-name="Standard">10.134.110.196,<text:tab/>13</text:p>
      <text:p text:style-name="Standard">10.134.242.87,<text:tab/>1</text:p>
      <text:p text:style-name="Standard">10.136.84.60,<text:tab/>5</text:p>
      <text:p text:style-name="Standard">10.14.2.86,<text:tab/>8</text:p>
      <text:p text:style-name="Standard">10.14.4.151,<text:tab/>2</text:p>
      <text:p text:style-name="Standard">10.140.139.116,<text:tab/>1</text:p>
      <text:p text:style-name="Standard">10.140.141.1,<text:tab/>9</text:p>
      <text:p text:style-name="Standard">10.140.67.116,<text:tab/>1</text:p>
      <text:p text:style-name="Standard">10.141.221.57,<text:tab/>5</text:p>
      <text:p text:style-name="Standard">10.142.203.173,<text:tab/>7</text:p>
      <text:p text:style-name="Standard">10.143.126.177,<text:tab/>32</text:p>
      <text:p text:style-name="Standard">10.144.147.8,<text:tab/>1</text:p>
      <text:p text:style-name="Standard">10.15.208.56,<text:tab/>1</text:p>
      <text:p text:style-name="Standard">10.15.23.44,<text:tab/>13</text:p>
      <text:p text:style-name="Standard">10.150.212.239,<text:tab/>14</text:p>
      <text:p text:style-name="Standard">10.150.227.16,<text:tab/>1</text:p>
      <text:p text:style-name="Standard"><text:soft-page-break/>10.150.24.40,<text:tab/>13</text:p>
      <text:p text:style-name="Standard">10.152.195.138,<text:tab/>8</text:p>
      <text:p text:style-name="Standard">10.153.23.63,<text:tab/>2</text:p>
      <text:p text:style-name="Standard">10.153.239.5,<text:tab/>25</text:p>
      <text:p text:style-name="Standard">10.155.95.124,<text:tab/>9</text:p>
      <text:p text:style-name="Standard">10.156.152.9,<text:tab/>1</text:p>
      <text:p text:style-name="Standard">10.157.176.158,<text:tab/>1</text:p>
      <text:p text:style-name="Standard">10.164.130.155,<text:tab/>1</text:p>
      <text:p text:style-name="Standard">10.164.49.105,<text:tab/>8</text:p>
      <text:p text:style-name="Standard">10.164.95.122,<text:tab/>10</text:p>
      <text:p text:style-name="Standard">10.165.106.173,<text:tab/>14</text:p>
      <text:p text:style-name="Standard">10.167.1.145,<text:tab/>19</text:p>
      <text:p text:style-name="Standard">10.169.158.88,<text:tab/>1</text:p>
      <text:p text:style-name="Standard">10.170.178.53,<text:tab/>1</text:p>
      <text:p text:style-name="Standard">10.171.104.4,<text:tab/>1</text:p>
      <text:p text:style-name="Standard">10.172.169.53,<text:tab/>18</text:p>
      <text:p text:style-name="Standard">10.174.246.84,<text:tab/>3</text:p>
      <text:p text:style-name="Standard">10.175.149.65,<text:tab/>1</text:p>
      <text:p text:style-name="Standard">10.175.204.125,<text:tab/>15</text:p>
      <text:p text:style-name="Standard">10.177.216.164,<text:tab/>6</text:p>
      <text:p text:style-name="Standard">10.179.107.170,<text:tab/>2</text:p>
      <text:p text:style-name="Standard">10.181.38.207,<text:tab/>13</text:p>
      <text:p text:style-name="Standard">10.181.87.221,<text:tab/>1</text:p>
      <text:p text:style-name="Standard">10.185.152.140,<text:tab/>1</text:p>
      <text:p text:style-name="Standard">10.186.56.126,<text:tab/>16</text:p>
      <text:p text:style-name="Standard">10.186.56.183,<text:tab/>1</text:p>
      <text:p text:style-name="Standard">10.187.129.140,<text:tab/>6</text:p>
      <text:p text:style-name="Standard">10.187.177.220,<text:tab/>1</text:p>
      <text:p text:style-name="Standard">10.187.212.83,<text:tab/>1</text:p>
      <text:p text:style-name="Standard">10.187.28.68,<text:tab/>1</text:p>
      <text:p text:style-name="Standard">10.19.226.186,<text:tab/>2</text:p>
      <text:p text:style-name="Standard">10.190.174.142,<text:tab/>10</text:p>
      <text:p text:style-name="Standard">10.190.41.42,<text:tab/>5</text:p>
      <text:p text:style-name="Standard">10.191.172.11,<text:tab/>1</text:p>
      <text:p text:style-name="Standard">10.193.116.91,<text:tab/>1</text:p>
      <text:p text:style-name="Standard">10.194.174.4,<text:tab/>7</text:p>
      <text:p text:style-name="Standard">10.198.138.192,<text:tab/>1</text:p>
      <text:p text:style-name="Standard">10.199.103.248,<text:tab/>2</text:p>
      <text:p text:style-name="Standard">10.199.189.15,<text:tab/>1</text:p>
      <text:p text:style-name="Standard">10.2.202.135,<text:tab/>1</text:p>
      <text:p text:style-name="Standard">10.200.184.212,<text:tab/>1</text:p>
      <text:p text:style-name="Standard">10.200.237.222,<text:tab/>1</text:p>
      <text:p text:style-name="Standard">10.200.9.128,<text:tab/>2</text:p>
      <text:p text:style-name="Standard">10.203.194.139,<text:tab/>10</text:p>
      <text:p text:style-name="Standard">10.205.72.238,<text:tab/>2</text:p>
      <text:p text:style-name="Standard">10.206.108.96,<text:tab/>2</text:p>
      <text:p text:style-name="Standard">10.206.175.236,<text:tab/>1</text:p>
      <text:p text:style-name="Standard">10.206.73.206,<text:tab/>7</text:p>
      <text:p text:style-name="Standard">10.207.190.45,<text:tab/>17</text:p>
      <text:p text:style-name="Standard">10.208.38.46,<text:tab/>1</text:p>
      <text:p text:style-name="Standard">10.208.49.216,<text:tab/>4</text:p>
      <text:p text:style-name="Standard">10.209.18.39,<text:tab/>9</text:p>
      <text:p text:style-name="Standard">10.209.54.187,<text:tab/>3</text:p>
      <text:p text:style-name="Standard">10.211.47.159,<text:tab/>10</text:p>
      <text:p text:style-name="Standard">10.212.122.173,<text:tab/>1</text:p>
      <text:p text:style-name="Standard">10.213.181.38,<text:tab/>7</text:p>
      <text:p text:style-name="Standard">10.214.35.48,<text:tab/>1</text:p>
      <text:p text:style-name="Standard"><text:soft-page-break/>10.215.222.114,<text:tab/>1</text:p>
      <text:p text:style-name="Standard">10.216.113.172,<text:tab/>48</text:p>
      <text:p text:style-name="Standard">10.216.134.214,<text:tab/>1</text:p>
      <text:p text:style-name="Standard">10.216.227.195,<text:tab/>16</text:p>
      <text:p text:style-name="Standard">10.217.151.145,<text:tab/>10</text:p>
      <text:p text:style-name="Standard">10.217.32.16,<text:tab/>1</text:p>
      <text:p text:style-name="Standard">10.218.16.176,<text:tab/>8</text:p>
      <text:p text:style-name="Standard">10.22.108.103,<text:tab/>4</text:p>
      <text:p text:style-name="Standard">10.220.112.1,<text:tab/>34</text:p>
      <text:p text:style-name="Standard">10.221.40.89,<text:tab/>5</text:p>
      <text:p text:style-name="Standard">10.221.62.23,<text:tab/>13</text:p>
      <text:p text:style-name="Standard">10.222.246.34,<text:tab/>1</text:p>
      <text:p text:style-name="Standard">10.223.157.186,<text:tab/>10</text:p>
      <text:p text:style-name="Standard">10.225.137.152,<text:tab/>1</text:p>
      <text:p text:style-name="Standard">10.225.234.46,<text:tab/>1</text:p>
      <text:p text:style-name="Standard">10.226.130.133,<text:tab/>1</text:p>
      <text:p text:style-name="Standard">10.229.60.23,<text:tab/>1</text:p>
      <text:p text:style-name="Standard">10.230.191.135,<text:tab/>6</text:p>
      <text:p text:style-name="Standard">10.231.55.231,<text:tab/>1</text:p>
      <text:p text:style-name="Standard">10.234.15.156,<text:tab/>1</text:p>
      <text:p text:style-name="Standard">10.236.231.63,<text:tab/>1</text:p>
      <text:p text:style-name="Standard">10.238.230.235,<text:tab/>1</text:p>
      <text:p text:style-name="Standard">10.239.100.52,<text:tab/>1</text:p>
      <text:p text:style-name="Standard">10.239.52.68,<text:tab/>4</text:p>
      <text:p text:style-name="Standard">10.24.150.4,<text:tab/>5</text:p>
      <text:p text:style-name="Standard">10.24.67.131,<text:tab/>13</text:p>
      <text:p text:style-name="Standard">10.240.144.183,<text:tab/>15</text:p>
      <text:p text:style-name="Standard">10.240.170.50,<text:tab/>1</text:p>
      <text:p text:style-name="Standard">10.241.107.75,<text:tab/>1</text:p>
      <text:p text:style-name="Standard">10.241.9.187,<text:tab/>1</text:p>
      <text:p text:style-name="Standard">10.243.51.109,<text:tab/>5</text:p>
      <text:p text:style-name="Standard">10.244.166.195,<text:tab/>5</text:p>
      <text:p text:style-name="Standard">10.245.208.15,<text:tab/>20</text:p>
      <text:p text:style-name="Standard">10.246.151.162,<text:tab/>3</text:p>
      <text:p text:style-name="Standard">10.247.111.104,<text:tab/>9</text:p>
      <text:p text:style-name="Standard">10.247.175.65,<text:tab/>1</text:p>
      <text:p text:style-name="Standard">10.247.229.13,<text:tab/>1</text:p>
      <text:p text:style-name="Standard">10.248.24.219,<text:tab/>1</text:p>
      <text:p text:style-name="Standard">10.248.36.117,<text:tab/>3</text:p>
      <text:p text:style-name="Standard">10.249.130.132,<text:tab/>3</text:p>
      <text:p text:style-name="Standard">10.25.132.238,<text:tab/>2</text:p>
      <text:p text:style-name="Standard">10.25.44.247,<text:tab/>6</text:p>
      <text:p text:style-name="Standard">10.250.166.232,<text:tab/>1</text:p>
      <text:p text:style-name="Standard">10.27.134.23,<text:tab/>1</text:p>
      <text:p text:style-name="Standard">10.30.164.32,<text:tab/>1</text:p>
      <text:p text:style-name="Standard">10.30.47.170,<text:tab/>8</text:p>
      <text:p text:style-name="Standard">10.31.225.14,<text:tab/>7</text:p>
      <text:p text:style-name="Standard">10.32.138.48,<text:tab/>11</text:p>
      <text:p text:style-name="Standard">10.32.247.175,<text:tab/>4</text:p>
      <text:p text:style-name="Standard">10.32.55.216,<text:tab/>12</text:p>
      <text:p text:style-name="Standard">10.33.181.9,<text:tab/>8</text:p>
      <text:p text:style-name="Standard">10.34.233.107,<text:tab/>1</text:p>
      <text:p text:style-name="Standard">10.36.200.176,<text:tab/>1</text:p>
      <text:p text:style-name="Standard">10.39.45.70,<text:tab/>2</text:p>
      <text:p text:style-name="Standard">10.39.94.109,<text:tab/>4</text:p>
      <text:p text:style-name="Standard">10.4.59.153,<text:tab/>1</text:p>
      <text:p text:style-name="Standard">10.4.79.47,<text:tab/>15</text:p>
      <text:p text:style-name="Standard"><text:soft-page-break/>10.41.170.233,<text:tab/>9</text:p>
      <text:p text:style-name="Standard">10.41.40.17,<text:tab/>1</text:p>
      <text:p text:style-name="Standard">10.42.208.60,<text:tab/>1</text:p>
      <text:p text:style-name="Standard">10.43.81.13,<text:tab/>1</text:p>
      <text:p text:style-name="Standard">10.46.190.95,<text:tab/>10</text:p>
      <text:p text:style-name="Standard">10.48.81.158,<text:tab/>5</text:p>
      <text:p text:style-name="Standard">10.5.132.217,<text:tab/>1</text:p>
      <text:p text:style-name="Standard">10.5.148.29,<text:tab/>1</text:p>
      <text:p text:style-name="Standard">10.50.226.223,<text:tab/>9</text:p>
      <text:p text:style-name="Standard">10.50.41.216,<text:tab/>3</text:p>
      <text:p text:style-name="Standard">10.52.161.126,<text:tab/>1</text:p>
      <text:p text:style-name="Standard">10.53.58.58,<text:tab/>1</text:p>
      <text:p text:style-name="Standard">10.54.242.54,<text:tab/>10</text:p>
      <text:p text:style-name="Standard">10.54.49.229,<text:tab/>1</text:p>
      <text:p text:style-name="Standard">10.56.48.40,<text:tab/>16</text:p>
      <text:p text:style-name="Standard">10.59.42.194,<text:tab/>11</text:p>
      <text:p text:style-name="Standard">10.6.238.124,<text:tab/>6</text:p>
      <text:p text:style-name="Standard">10.61.147.24,<text:tab/>1</text:p>
      <text:p text:style-name="Standard">10.61.161.218,<text:tab/>1</text:p>
      <text:p text:style-name="Standard">10.61.23.77,<text:tab/>8</text:p>
      <text:p text:style-name="Standard">10.61.232.147,<text:tab/>3</text:p>
      <text:p text:style-name="Standard">10.62.78.165,<text:tab/>2</text:p>
      <text:p text:style-name="Standard">10.63.233.249,<text:tab/>7</text:p>
      <text:p text:style-name="Standard">10.64.224.191,<text:tab/>13</text:p>
      <text:p text:style-name="Standard">10.66.208.82,<text:tab/>2</text:p>
      <text:p text:style-name="Standard">10.69.20.85,<text:tab/>26</text:p>
      <text:p text:style-name="Standard">10.70.105.238,<text:tab/>1</text:p>
      <text:p text:style-name="Standard">10.70.238.46,<text:tab/>6</text:p>
      <text:p text:style-name="Standard">10.72.137.86,<text:tab/>6</text:p>
      <text:p text:style-name="Standard">10.72.208.27,<text:tab/>1</text:p>
      <text:p text:style-name="Standard">10.73.134.9,<text:tab/>4</text:p>
      <text:p text:style-name="Standard">10.73.238.200,<text:tab/>1</text:p>
      <text:p text:style-name="Standard">10.73.60.200,<text:tab/>1</text:p>
      <text:p text:style-name="Standard">10.73.64.91,<text:tab/>1</text:p>
      <text:p text:style-name="Standard">10.74.218.123,<text:tab/>1</text:p>
      <text:p text:style-name="Standard">10.75.116.199,<text:tab/>1</text:p>
      <text:p text:style-name="Standard">10.76.143.30,<text:tab/>1</text:p>
      <text:p text:style-name="Standard">10.76.68.178,<text:tab/>16</text:p>
      <text:p text:style-name="Standard">10.78.95.24,<text:tab/>8</text:p>
      <text:p text:style-name="Standard">10.80.10.131,<text:tab/>10</text:p>
      <text:p text:style-name="Standard">10.80.215.116,<text:tab/>17</text:p>
      <text:p text:style-name="Standard">10.81.134.180,<text:tab/>1</text:p>
      <text:p text:style-name="Standard">10.82.30.199,<text:tab/>63</text:p>
      <text:p text:style-name="Standard">10.82.64.235,<text:tab/>1</text:p>
      <text:p text:style-name="Standard">10.84.236.242,<text:tab/>1</text:p>
      <text:p text:style-name="Standard">10.87.209.46,<text:tab/>1</text:p>
      <text:p text:style-name="Standard">10.87.88.214,<text:tab/>1</text:p>
      <text:p text:style-name="Standard">10.88.204.177,<text:tab/>1</text:p>
      <text:p text:style-name="Standard">10.89.178.62,<text:tab/>1</text:p>
      <text:p text:style-name="Standard">10.89.244.42,<text:tab/>1</text:p>
      <text:p text:style-name="Standard">10.94.196.42,<text:tab/>1</text:p>
      <text:p text:style-name="Standard">10.95.136.211,<text:tab/>4</text:p>
      <text:p text:style-name="Standard">10.95.232.88,<text:tab/>1</text:p>
      <text:p text:style-name="Standard">10.98.156.141,<text:tab/>1</text:p>
      <text:p text:style-name="Standard">10.99.228.224,<text:tab/>1</text:p>
      <text:p text:style-name="Standard">hduser@ml21-HP-280-Pro-G6-Microtower-PC:~/analyzelogs1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6T21:46:29.920495873</meta:creation-date>
    <dc:date>2022-04-26T21:46:59.210406451</dc:date>
    <meta:editing-duration>PT29S</meta:editing-duration>
    <meta:editing-cycles>1</meta:editing-cycles>
    <meta:document-statistic meta:table-count="0" meta:image-count="0" meta:object-count="0" meta:page-count="10" meta:paragraph-count="472" meta:word-count="2022" meta:character-count="22221" meta:non-whitespace-character-count="20365"/>
    <meta:generator>LibreOffice/6.0.7.3$Linux_X86_64 LibreOffice_project/00m0$Build-3</meta:generator>
  </office:meta>
</office:document-meta>
</file>